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39</text:span><text:span text:style-name="T3">: FPGAs: Memorias I. Del biestable D al registro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3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361cm" svg:height="13.47cm" svg:x="17.547cm" svg:y="4.064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4T07:53:42.864243707</dc:date>
    <meta:editing-duration>P8DT1H26M22S</meta:editing-duration>
    <meta:editing-cycles>564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